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76.06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0.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477b8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usuario_nome</text:p>
          </table:table-cell>
          <table:table-cell table:style-name="ce1" office:value-type="string" calcext:value-type="string">
            <text:p>usuario_dtNasci</text:p>
          </table:table-cell>
          <table:table-cell table:style-name="ce1" office:value-type="string" calcext:value-type="string">
            <text:p>usuario_cpf</text:p>
          </table:table-cell>
          <table:table-cell table:style-name="ce1" office:value-type="string" calcext:value-type="string">
            <text:p>usuario_endereco</text:p>
          </table:table-cell>
          <table:table-cell table:style-name="ce1" office:value-type="string" calcext:value-type="string">
            <text:p>usuario_mail</text:p>
          </table:table-cell>
          <table:table-cell table:style-name="ce1" office:value-type="string" calcext:value-type="string">
            <text:p>usuario_senha</text:p>
          </table:table-cell>
          <table:table-cell table:style-name="ce1" office:value-type="string" calcext:value-type="string">
            <text:p>cartao_numero</text:p>
          </table:table-cell>
          <table:table-cell table:style-name="ce1" office:value-type="string" calcext:value-type="string">
            <text:p>cartao_titular</text:p>
          </table:table-cell>
          <table:table-cell table:style-name="ce1" office:value-type="string" calcext:value-type="string">
            <text:p>cartao_validade</text:p>
          </table:table-cell>
          <table:table-cell table:style-name="ce1" office:value-type="string" calcext:value-type="string">
            <text:p>historico_linha</text:p>
          </table:table-cell>
          <table:table-cell table:style-name="ce1" office:value-type="string" calcext:value-type="string">
            <text:p>historico_data</text:p>
          </table:table-cell>
          <table:table-cell table:style-name="ce1" office:value-type="string" calcext:value-type="string">
            <text:p>historico_horario</text:p>
          </table:table-cell>
          <table:table-cell table:style-name="ce1" office:value-type="string" calcext:value-type="string">
            <text:p>historico_valor</text:p>
          </table:table-cell>
          <table:table-cell table:style-name="ce1" office:value-type="string" calcext:value-type="string">
            <text:p>horario_linha</text:p>
          </table:table-cell>
          <table:table-cell table:style-name="ce1" office:value-type="string" calcext:value-type="string">
            <text:p>horario_desc</text:p>
          </table:table-cell>
          <table:table-cell table:style-name="ce1" office:value-type="string" calcext:value-type="string">
            <text:p>horario_diario</text:p>
          </table:table-cell>
          <table:table-cell table:style-name="ce1" office:value-type="string" calcext:value-type="string">
            <text:p>itinerario_linha</text:p>
          </table:table-cell>
          <table:table-cell table:style-name="ce1" office:value-type="string" calcext:value-type="string">
            <text:p>itinerario_sentido</text:p>
          </table:table-cell>
          <table:table-cell table:style-name="ce1" office:value-type="string" calcext:value-type="string">
            <text:p>itinerario_origem</text:p>
          </table:table-cell>
          <table:table-cell table:style-name="ce1" office:value-type="string" calcext:value-type="string">
            <text:p>itinerario_pontos</text:p>
          </table:table-cell>
          <table:table-cell table:style-name="ce1" office:value-type="string" calcext:value-type="string">
            <text:p>itinerario_destino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office:value-type="string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3</text:p>
          </table:table-cell>
          <table:table-cell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table:style-name="ce2" office:value-type="date" office:date-value="2018-04-03" calcext:value-type="date">
            <text:p>03/04/18</text:p>
          </table:table-cell>
          <table:table-cell table:style-name="ce3" office:value-type="time" office:time-value="PT07H00M00S" calcext:value-type="time">
            <text:p>07:00:00</text:p>
          </table:table-cell>
          <table:table-cell table:style-name="ce4" office:value-type="currency" office:currency="BRL" office:value="3.4" calcext:value-type="currency">
            <text:p>R$ 3,4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Via T.Carapina/3º Ponte/ T.Vila Velha</text:p>
          </table:table-cell>
          <table:table-cell table:style-name="ce3" office:value-type="time" office:time-value="PT09H20M00S" calcext:value-type="time">
            <text:p>09:20: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Terminal Carapina</text:p>
          </table:table-cell>
          <table:table-cell office:value-type="string" calcext:value-type="string">
            <text:p>Rua A, Av. B…</text:p>
          </table:table-cell>
          <table:table-cell office:value-type="string" calcext:value-type="string">
            <text:p>T.Vila Velha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office:value-type="string" calcext:value-type="string">
            <text:p>111.111.111-10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4</text:p>
          </table:table-cell>
          <table:table-cell office:value-type="float" office:value="5453010000066168" calcext:value-type="float">
            <text:p>5453010000066168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04" calcext:value-type="float">
            <text:p>504</text:p>
          </table:table-cell>
          <table:table-cell table:style-name="ce2" office:value-type="date" office:date-value="2018-04-03" calcext:value-type="date">
            <text:p>03/04/18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4" office:value-type="currency" office:currency="BRL" office:value="3.4" calcext:value-type="currency">
            <text:p>R$ 3,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Via T. Jacaraipe</text:p>
          </table:table-cell>
          <table:table-cell table:style-name="ce3" office:value-type="time" office:time-value="PT08H15M00S" calcext:value-type="time">
            <text:p>08:15: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Terminal Jacaraipe</text:p>
          </table:table-cell>
          <table:table-cell office:value-type="string" calcext:value-type="string">
            <text:p>Avenida C, Rua A</text:p>
          </table:table-cell>
          <table:table-cell/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5" calcext:value-type="date">
            <text:p>05/02/89</text:p>
          </table:table-cell>
          <table:table-cell office:value-type="string" calcext:value-type="string">
            <text:p>111.111.111-9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5</text:p>
          </table:table-cell>
          <table:table-cell office:value-type="float" office:value="5453010000066169" calcext:value-type="float">
            <text:p>5453010000066169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3" calcext:value-type="date">
            <text:p>03/03/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6" calcext:value-type="date">
            <text:p>06/02/89</text:p>
          </table:table-cell>
          <table:table-cell office:value-type="string" calcext:value-type="string">
            <text:p>111.111.111-8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6</text:p>
          </table:table-cell>
          <table:table-cell office:value-type="float" office:value="5453010000066170" calcext:value-type="float">
            <text:p>5453010000066170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4" calcext:value-type="date">
            <text:p>04/03/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7" calcext:value-type="date">
            <text:p>07/02/89</text:p>
          </table:table-cell>
          <table:table-cell office:value-type="string" calcext:value-type="string">
            <text:p>111.111.111-7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7</text:p>
          </table:table-cell>
          <table:table-cell office:value-type="float" office:value="5453010000066171" calcext:value-type="float">
            <text:p>5453010000066171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5" calcext:value-type="date">
            <text:p>05/03/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8" calcext:value-type="date">
            <text:p>08/02/89</text:p>
          </table:table-cell>
          <table:table-cell office:value-type="string" calcext:value-type="string">
            <text:p>111.111.111-6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8</text:p>
          </table:table-cell>
          <table:table-cell office:value-type="float" office:value="5453010000066172" calcext:value-type="float">
            <text:p>5453010000066172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6" calcext:value-type="date">
            <text:p>06/03/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9" calcext:value-type="date">
            <text:p>09/02/89</text:p>
          </table:table-cell>
          <table:table-cell office:value-type="string" calcext:value-type="string">
            <text:p>111.111.111-5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9</text:p>
          </table:table-cell>
          <table:table-cell office:value-type="float" office:value="5453010000066173" calcext:value-type="float">
            <text:p>5453010000066173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7" calcext:value-type="date">
            <text:p>07/03/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10" calcext:value-type="date">
            <text:p>10/02/89</text:p>
          </table:table-cell>
          <table:table-cell office:value-type="string" calcext:value-type="string">
            <text:p>111.111.111-4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30</text:p>
          </table:table-cell>
          <table:table-cell office:value-type="float" office:value="5453010000066174" calcext:value-type="float">
            <text:p>5453010000066174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8" calcext:value-type="date">
            <text:p>08/03/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11" calcext:value-type="date">
            <text:p>11/02/89</text:p>
          </table:table-cell>
          <table:table-cell office:value-type="string" calcext:value-type="string">
            <text:p>111.111.111-3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31</text:p>
          </table:table-cell>
          <table:table-cell office:value-type="float" office:value="5453010000066175" calcext:value-type="float">
            <text:p>5453010000066175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9" calcext:value-type="date">
            <text:p>09/03/2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Ek Mukta" style:font-family-complex="'Ek Mukta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21:42:54.230014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22:35.644530797</meta:creation-date>
    <dc:date>2018-04-12T21:49:02.615159067</dc:date>
    <meta:editing-duration>PT33M23S</meta:editing-duration>
    <meta:editing-cycles>2</meta:editing-cycles>
    <meta:generator>LibreOffice/5.4.6.2$Linux_X86_64 LibreOffice_project/40m0$Build-2</meta:generator>
    <meta:document-statistic meta:table-count="1" meta:cell-count="125" meta:object-count="0"/>
  </office:meta>
</office:document-meta>
</file>